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Internetlink" style:family="text">
      <style:text-properties fo:color="#000000" fo:font-size="10pt" style:font-size-asian="10pt" style:font-size-complex="10pt" style:text-underline-type="none"/>
    </style:style>
    <style:style style:name="T4" style:parent-style-name="DefaultParagraphFont" style:family="text">
      <style:text-properties fo:color="#000000" fo:font-size="10pt" style:font-size-asian="10pt" style:font-size-complex="10pt"/>
    </style:style>
    <style:style style:name="T5" style:parent-style-name="Internetlink" style:family="text">
      <style:text-properties fo:color="#000000" fo:font-size="10pt" style:font-size-asian="10pt" style:font-size-complex="10pt" style:text-underline-type="none"/>
    </style:style>
    <style:style style:name="P6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7" style:parent-style-name="Heading3" style:family="paragraph">
      <style:paragraph-properties fo:line-height="100%"/>
      <style:text-properties style:use-window-font-color="true"/>
    </style:style>
    <style:style style:name="P8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" style:parent-style-name="DefaultParagraphFont" style:family="text">
      <style:text-properties style:font-weight-complex="bold" fo:font-size="10pt" style:font-size-asian="10pt" style:font-size-complex="10pt"/>
    </style:style>
    <style:style style:name="T14" style:parent-style-name="DefaultParagraphFont" style:family="text">
      <style:text-properties style:font-weight-complex="bold" fo:font-size="10pt" style:font-size-asian="10pt" style:font-size-complex="10pt"/>
    </style:style>
    <style:style style:name="T15" style:parent-style-name="DefaultParagraphFont" style:family="text">
      <style:text-properties style:font-weight-complex="bold" fo:font-size="10pt" style:font-size-asian="10pt" style:font-size-complex="10pt"/>
    </style:style>
    <style:style style:name="T16" style:parent-style-name="DefaultParagraphFont" style:family="text">
      <style:text-properties style:font-weight-complex="bold" fo:font-size="10pt" style:font-size-asian="10pt" style:font-size-complex="10pt"/>
    </style:style>
    <style:style style:name="T17" style:parent-style-name="DefaultParagraphFont" style:family="text">
      <style:text-properties style:font-weight-complex="bold" fo:font-size="10pt" style:font-size-asian="10pt" style:font-size-complex="10pt"/>
    </style:style>
    <style:style style:name="T18" style:parent-style-name="DefaultParagraphFont" style:family="text">
      <style:text-properties style:font-weight-complex="bold" fo:font-size="10pt" style:font-size-asian="10pt" style:font-size-complex="10pt"/>
    </style:style>
    <style:style style:name="T19" style:parent-style-name="DefaultParagraphFont" style:family="text">
      <style:text-properties style:font-weight-complex="bold" fo:font-size="10pt" style:font-size-asian="10pt" style:font-size-complex="10pt"/>
    </style:style>
    <style:style style:name="T20" style:parent-style-name="DefaultParagraphFont" style:family="text">
      <style:text-properties style:font-weight-complex="bold" fo:font-size="10pt" style:font-size-asian="10pt" style:font-size-complex="10pt"/>
    </style:style>
    <style:style style:name="T21" style:parent-style-name="DefaultParagraphFont" style:family="text">
      <style:text-properties style:font-weight-complex="bold" fo:font-size="10pt" style:font-size-asian="10pt" style:font-size-complex="10pt"/>
    </style:style>
    <style:style style:name="P22" style:parent-style-name="Standard" style:family="paragraph">
      <style:paragraph-properties fo:margin-bottom="0in" fo:line-height="100%" fo:margin-left="0.5in" fo:text-indent="-0.25in">
        <style:tab-stops/>
      </style:paragraph-properties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6" style:parent-style-name="Heading3" style:family="paragraph">
      <style:paragraph-properties fo:line-height="100%"/>
    </style:style>
    <style:style style:name="T27" style:parent-style-name="DefaultParagraphFont" style:family="text">
      <style:text-properties style:use-window-font-color="true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0" style:parent-style-name="ListParagraph" style:family="paragraph">
      <style:paragraph-properties fo:margin-bottom="0in" fo:line-height="100%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P48" style:parent-style-name="ListParagraph" style:family="paragraph">
      <style:paragraph-properties fo:margin-bottom="0in" fo:line-height="100%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P55" style:parent-style-name="Standard" style:family="paragraph">
      <style:paragraph-properties fo:margin-bottom="0in" fo:line-height="100%"/>
    </style:style>
    <style:style style:name="T5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65" style:parent-style-name="ListParagraph" style:family="paragraph">
      <style:paragraph-properties fo:margin-bottom="0in" fo:line-height="100%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DefaultParagraphFont" style:family="text">
      <style:text-properties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P77" style:parent-style-name="ListParagraph" style:family="paragraph">
      <style:paragraph-properties fo:margin-bottom="0in" fo:line-height="100%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P80" style:parent-style-name="ListParagraph" style:family="paragraph">
      <style:paragraph-properties fo:margin-bottom="0in" fo:line-height="100%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Standard" style:family="paragraph">
      <style:paragraph-properties fo:margin-bottom="0in" fo:line-height="100%"/>
    </style:style>
    <style:style style:name="T9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97" style:parent-style-name="DefaultParagraphFont" style:family="text">
      <style:text-properties fo:font-size="10pt" style:font-size-asian="10pt" style:font-size-complex="10pt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T9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00" style:parent-style-name="DefaultParagraphFont" style:family="text">
      <style:text-properties fo:font-size="10pt" style:font-size-asian="10pt" style:font-size-complex="10pt"/>
    </style:style>
    <style:style style:name="T101" style:parent-style-name="DefaultParagraphFont" style:family="text">
      <style:text-properties fo:font-size="10pt" style:font-size-asian="10pt" style:font-size-complex="10pt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105" style:parent-style-name="DefaultParagraphFont" style:family="text">
      <style:text-properties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09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0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1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12" style:parent-style-name="Standard" style:family="paragraph">
      <style:paragraph-properties fo:margin-bottom="0in" fo:line-height="100%"/>
    </style:style>
    <style:style style:name="T113" style:parent-style-name="Internetlink" style:family="text">
      <style:text-properties fo:font-weight="bold" style:font-weight-asian="bold" style:use-window-font-color="true" fo:font-size="10pt" style:font-size-asian="10pt" style:font-size-complex="10pt" style:text-underline-type="none"/>
    </style:style>
    <style:style style:name="T114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23" style:parent-style-name="ListParagraph" style:family="paragraph">
      <style:paragraph-properties fo:margin-bottom="0in" fo:line-height="100%"/>
    </style:style>
    <style:style style:name="T124" style:parent-style-name="DefaultParagraphFont" style:family="text">
      <style:text-properties fo:font-size="10pt" style:font-size-asian="10pt" style:font-size-complex="10pt"/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T126" style:parent-style-name="DefaultParagraphFont" style:family="text">
      <style:text-properties fo:font-size="10pt" style:font-size-asian="10pt" style:font-size-complex="10pt"/>
    </style:style>
    <style:style style:name="P127" style:parent-style-name="ListParagraph" style:family="paragraph">
      <style:paragraph-properties fo:margin-bottom="0in" fo:line-height="100%"/>
    </style:style>
    <style:style style:name="T128" style:parent-style-name="DefaultParagraphFont" style:family="text">
      <style:text-properties fo:font-size="10pt" style:font-size-asian="10pt" style:font-size-complex="10pt"/>
    </style:style>
    <style:style style:name="T129" style:parent-style-name="DefaultParagraphFont" style:family="text">
      <style:text-properties fo:font-size="10pt" style:font-size-asian="10pt" style:font-size-complex="10pt"/>
    </style:style>
    <style:style style:name="P130" style:parent-style-name="Standard" style:family="paragraph">
      <style:paragraph-properties fo:margin-bottom="0in" fo:line-height="100%"/>
    </style:style>
    <style:style style:name="T13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2" style:parent-style-name="DefaultParagraphFont" style:family="text">
      <style:text-properties fo:font-size="10pt" style:font-size-asian="10pt" style:font-size-complex="10pt"/>
    </style:style>
    <style:style style:name="T133" style:parent-style-name="DefaultParagraphFont" style:family="text">
      <style:text-properties fo:font-size="10pt" style:font-size-asian="10pt" style:font-size-complex="10pt"/>
    </style:style>
    <style:style style:name="T13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fo:font-size="10pt" style:font-size-asian="10pt" style:font-size-complex="10pt"/>
    </style:style>
    <style:style style:name="T137" style:parent-style-name="DefaultParagraphFont" style:family="text">
      <style:text-properties fo:font-size="10pt" style:font-size-asian="10pt" style:font-size-complex="10pt"/>
    </style:style>
    <style:style style:name="T138" style:parent-style-name="DefaultParagraphFont" style:family="text">
      <style:text-properties fo:font-size="10pt" style:font-size-asian="10pt" style:font-size-complex="10pt"/>
    </style:style>
    <style:style style:name="T139" style:parent-style-name="DefaultParagraphFont" style:family="text">
      <style:text-properties fo:font-size="10pt" style:font-size-asian="10pt" style:font-size-complex="10pt"/>
    </style:style>
    <style:style style:name="T1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1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42" style:parent-style-name="ListParagraph" style:family="paragraph">
      <style:paragraph-properties fo:margin-bottom="0in" fo:line-height="100%"/>
    </style:style>
    <style:style style:name="T143" style:parent-style-name="DefaultParagraphFont" style:family="text">
      <style:text-properties fo:font-size="10pt" style:font-size-asian="10pt" style:font-size-complex="10pt"/>
    </style:style>
    <style:style style:name="T144" style:parent-style-name="DefaultParagraphFont" style:family="text">
      <style:text-properties fo:font-size="10pt" style:font-size-asian="10pt" style:font-size-complex="10pt"/>
    </style:style>
    <style:style style:name="P145" style:parent-style-name="ListParagraph" style:family="paragraph">
      <style:paragraph-properties fo:margin-bottom="0in" fo:line-height="100%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fo:font-size="10pt" style:font-size-asian="10pt" style:font-size-complex="10pt"/>
    </style:style>
    <style:style style:name="P149" style:parent-style-name="Normal" style:family="paragraph">
      <style:text-properties fo:font-size="10pt" style:font-size-asian="10pt" style:font-size-complex="10pt"/>
    </style:style>
    <style:style style:name="P150" style:parent-style-name="Heading3" style:family="paragraph">
      <style:paragraph-properties fo:line-height="100%"/>
      <style:text-properties style:use-window-font-color="true"/>
    </style:style>
    <style:style style:name="P151" style:parent-style-name="Standard" style:family="paragraph">
      <style:paragraph-properties fo:margin-bottom="0in" fo:line-height="100%"/>
    </style:style>
    <style:style style:name="T15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3" style:parent-style-name="DefaultParagraphFont" style:family="text">
      <style:text-properties style:font-weight-complex="bold" fo:font-size="10pt" style:font-size-asian="10pt" style:font-size-complex="10pt"/>
    </style:style>
    <style:style style:name="T154" style:parent-style-name="DefaultParagraphFont" style:family="text">
      <style:text-properties fo:font-size="10pt" style:font-size-asian="10pt" style:font-size-complex="10pt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fo:font-size="10pt" style:font-size-asian="10pt" style:font-size-complex="10pt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T158" style:parent-style-name="DefaultParagraphFont" style:family="text">
      <style:text-properties fo:font-size="10pt" style:font-size-asian="10pt" style:font-size-complex="10pt"/>
    </style:style>
    <style:style style:name="T159" style:parent-style-name="DefaultParagraphFont" style:family="text">
      <style:text-properties fo:font-size="10pt" style:font-size-asian="10pt" style:font-size-complex="10pt"/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DefaultParagraphFont" style:family="text">
      <style:text-properties fo:font-size="10pt" style:font-size-asian="10pt" style:font-size-complex="10pt"/>
    </style:style>
    <style:style style:name="T16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63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64" style:parent-style-name="ListParagraph" style:family="paragraph">
      <style:paragraph-properties fo:margin-bottom="0in" fo:line-height="100%"/>
      <style:text-properties style:font-weight-complex="bold" fo:font-size="10pt" style:font-size-asian="10pt" style:font-size-complex="10pt"/>
    </style:style>
    <style:style style:name="P165" style:parent-style-name="Standard" style:family="paragraph">
      <style:paragraph-properties fo:margin-bottom="0in" fo:line-height="100%"/>
    </style:style>
    <style:style style:name="T16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67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169" style:parent-style-name="DefaultParagraphFont" style:family="text">
      <style:text-properties fo:font-size="10pt" style:font-size-asian="10pt" style:font-size-complex="10pt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171" style:parent-style-name="DefaultParagraphFont" style:family="text">
      <style:text-properties fo:font-size="10pt" style:font-size-asian="10pt" style:font-size-complex="10pt"/>
    </style:style>
    <style:style style:name="T172" style:parent-style-name="DefaultParagraphFont" style:family="text">
      <style:text-properties fo:font-size="10pt" style:font-size-asian="10pt" style:font-size-complex="10pt"/>
    </style:style>
    <style:style style:name="T173" style:parent-style-name="DefaultParagraphFont" style:family="text">
      <style:text-properties fo:font-size="10pt" style:font-size-asian="10pt" style:font-size-complex="10pt"/>
    </style:style>
    <style:style style:name="T17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75" style:parent-style-name="ListParagraph" style:family="paragraph">
      <style:paragraph-properties fo:margin-bottom="0in" fo:line-height="100%"/>
    </style:style>
    <style:style style:name="T176" style:parent-style-name="DefaultParagraphFont" style:family="text">
      <style:text-properties fo:font-size="10pt" style:font-size-asian="10pt" style:font-size-complex="10pt"/>
    </style:style>
    <style:style style:name="P177" style:parent-style-name="ListParagraph" style:family="paragraph">
      <style:paragraph-properties fo:margin-bottom="0in" fo:line-height="100%"/>
      <style:text-properties fo:font-size="10pt" style:font-size-asian="10pt" style:font-size-complex="10pt"/>
    </style:style>
    <style:style style:name="P178" style:parent-style-name="Normal" style:family="paragraph">
      <style:text-properties fo:font-size="10pt" style:font-size-asian="10pt" style:font-size-complex="10pt"/>
    </style:style>
    <style:style style:name="P179" style:parent-style-name="Heading3" style:family="paragraph">
      <style:paragraph-properties fo:line-height="100%"/>
    </style:style>
    <style:style style:name="T180" style:parent-style-name="DefaultParagraphFont" style:family="text">
      <style:text-properties style:use-window-font-color="true"/>
    </style:style>
    <style:style style:name="P181" style:parent-style-name="ListParagraph" style:family="paragraph">
      <style:paragraph-properties fo:margin-bottom="0in" fo:line-height="100%"/>
    </style:style>
    <style:style style:name="T182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183" style:parent-style-name="ListParagraph" style:family="paragraph">
      <style:paragraph-properties fo:margin-bottom="0in" fo:line-height="100%"/>
    </style:style>
    <style:style style:name="T184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85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86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87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188" style:parent-style-name="ListParagraph" style:family="paragraph">
      <style:paragraph-properties fo:margin-bottom="0in" fo:line-height="100%"/>
    </style:style>
    <style:style style:name="T189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90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191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192" style:parent-style-name="Heading3" style:family="paragraph">
      <style:paragraph-properties fo:line-height="100%"/>
      <style:text-properties style:use-window-font-color="true"/>
    </style:style>
    <style:style style:name="P193" style:parent-style-name="ListParagraph" style:family="paragraph">
      <style:paragraph-properties fo:margin-bottom="0in" fo:line-height="100%"/>
    </style:style>
    <style:style style:name="T194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195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196" style:parent-style-name="ListParagraph" style:family="paragraph">
      <style:paragraph-properties fo:margin-bottom="0in" fo:line-height="100%"/>
    </style:style>
    <style:style style:name="T197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198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199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0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1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2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T203" style:parent-style-name="Internetlink" style:family="text">
      <style:text-properties style:use-window-font-color="true" fo:font-size="10pt" style:font-size-asian="10pt" style:font-size-complex="10pt" style:text-underline-type="none"/>
    </style:style>
    <style:style style:name="P204" style:parent-style-name="ListParagraph" style:family="paragraph">
      <style:paragraph-properties fo:margin-bottom="0in" fo:line-height="100%"/>
    </style:style>
    <style:style style:name="T205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06" style:parent-style-name="DefaultParagraphFont" style:family="text">
      <style:text-properties fo:font-size="10pt" style:font-size-asian="10pt" style:font-size-complex="10pt"/>
    </style:style>
    <style:style style:name="T207" style:parent-style-name="DefaultParagraphFont" style:family="text">
      <style:text-properties fo:font-size="10pt" style:font-size-asian="10pt" style:font-size-complex="10pt"/>
    </style:style>
    <style:style style:name="P208" style:parent-style-name="ListParagraph" style:family="paragraph">
      <style:paragraph-properties fo:margin-bottom="0in" fo:line-height="100%"/>
    </style:style>
    <style:style style:name="T20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0" style:parent-style-name="DefaultParagraphFont" style:family="text">
      <style:text-properties fo:font-size="10pt" style:font-size-asian="10pt" style:font-size-complex="10pt"/>
    </style:style>
    <style:style style:name="T211" style:parent-style-name="DefaultParagraphFont" style:family="text">
      <style:text-properties fo:font-size="10pt" style:font-size-asian="10pt" style:font-size-complex="10pt"/>
    </style:style>
    <style:style style:name="T212" style:parent-style-name="DefaultParagraphFont" style:family="text">
      <style:text-properties fo:font-size="10pt" style:font-size-asian="10pt" style:font-size-complex="10pt"/>
    </style:style>
    <style:style style:name="T213" style:parent-style-name="DefaultParagraphFont" style:family="text">
      <style:text-properties fo:font-size="10pt" style:font-size-asian="10pt" style:font-size-complex="10pt"/>
    </style:style>
    <style:style style:name="P214" style:parent-style-name="ListParagraph" style:family="paragraph">
      <style:paragraph-properties fo:margin-bottom="0in" fo:line-height="100%"/>
    </style:style>
    <style:style style:name="T21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6" style:parent-style-name="DefaultParagraphFont" style:family="text">
      <style:text-properties fo:font-size="10pt" style:font-size-asian="10pt" style:font-size-complex="10pt"/>
    </style:style>
    <style:style style:name="P217" style:parent-style-name="ListParagraph" style:family="paragraph">
      <style:paragraph-properties fo:margin-bottom="0in" fo:line-height="100%"/>
    </style:style>
    <style:style style:name="T218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19" style:parent-style-name="DefaultParagraphFont" style:family="text">
      <style:text-properties fo:font-size="10pt" style:font-size-asian="10pt" style:font-size-complex="10pt"/>
    </style:style>
    <style:style style:name="T220" style:parent-style-name="DefaultParagraphFont" style:family="text">
      <style:text-properties fo:font-size="10pt" style:font-size-asian="10pt" style:font-size-complex="10pt"/>
    </style:style>
    <style:style style:name="T221" style:parent-style-name="DefaultParagraphFont" style:family="text">
      <style:text-properties fo:font-size="10pt" style:font-size-asian="10pt" style:font-size-complex="10pt"/>
    </style:style>
    <style:style style:name="T222" style:parent-style-name="DefaultParagraphFont" style:family="text">
      <style:text-properties fo:font-size="10pt" style:font-size-asian="10pt" style:font-size-complex="10pt"/>
    </style:style>
    <style:style style:name="P223" style:parent-style-name="ListParagraph" style:family="paragraph">
      <style:paragraph-properties fo:margin-bottom="0in" fo:line-height="100%"/>
    </style:style>
    <style:style style:name="T22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25" style:parent-style-name="DefaultParagraphFont" style:family="text">
      <style:text-properties fo:font-size="10pt" style:font-size-asian="10pt" style:font-size-complex="10pt"/>
    </style:style>
    <style:style style:name="T226" style:parent-style-name="DefaultParagraphFont" style:family="text">
      <style:text-properties fo:font-size="10pt" style:font-size-asian="10pt" style:font-size-complex="10pt"/>
    </style:style>
    <style:style style:name="T227" style:parent-style-name="DefaultParagraphFont" style:family="text">
      <style:text-properties fo:font-size="10pt" style:font-size-asian="10pt" style:font-size-complex="10pt"/>
    </style:style>
    <style:style style:name="P228" style:parent-style-name="ListParagraph" style:family="paragraph">
      <style:paragraph-properties fo:margin-bottom="0in" fo:line-height="100%"/>
    </style:style>
    <style:style style:name="T229" style:parent-style-name="Internetlink" style:family="text">
      <style:text-properties fo:font-weight="bold" style:font-weight-asian="bold" style:font-weight-complex="bold" style:use-window-font-color="true" fo:font-size="10pt" style:font-size-asian="10pt" style:font-size-complex="10pt" style:text-underline-type="none"/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P231" style:parent-style-name="ListParagraph" style:family="paragraph">
      <style:paragraph-properties fo:margin-bottom="0in" fo:line-height="100%"/>
    </style:style>
    <style:style style:name="T2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33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Will Farhat</text:p>
      <text:p text:style-name="P2"><text:span text:style-name="T3">willf668@gmail.com |<text:s/></text:span><text:span text:style-name="T4">626-361-3282 | willfarhat.com</text:span><text:span text:style-name="T5"><text:s/>| github.com/willf668 | <text:s/>linkedin.com/in/will-farhat</text:span></text:p>
      <text:p text:style-name="P6"/>
      <text:h text:style-name="P7" text:outline-level="3">Education</text:h>
      <text:p text:style-name="P8">University of Southern California – Viterbi Engineering and School of Cinematic Arts<text:tab/><text:tab/><text:s text:c="4"/><text:tab/><text:s text:c="8"/>Graduating<text:s/>May 2025</text:p>
      <text:p text:style-name="P9"><text:span text:style-name="T10">Bachelor of Science</text:span><text:span text:style-name="T11"><text:s/>in Computer Science</text:span><text:span text:style-name="T12"><text:s/></text:span><text:span text:style-name="T13">and Games</text:span><text:span text:style-name="T14"><text:s/>- 3.96 GPA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text:s text:c="14"/></text:span></text:p>
      <text:p text:style-name="P22"><text:span text:style-name="T23">Honors: Dean’s List, CURVE Research Fellowship, Trojans Affiliates Scholar</text:span></text:p>
      <text:p text:style-name="P24">Harvard-Westlake High School<text:tab/><text:tab/><text:tab/><text:tab/><text:tab/><text:tab/><text:tab/><text:tab/><text:tab/><text:tab/><text:s text:c="13"/>June 2021</text:p>
      <text:p text:style-name="P25"/>
      <text:h text:style-name="P26" text:outline-level="3"><text:span text:style-name="T27">Experience</text:span></text:h>
      <text:p text:style-name="P28"><text:span text:style-name="T29">Bloomberg LP -<text:s/></text:span><text:span text:style-name="T30">Software Engineering Intern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 text:c="10"/></text:span><text:span text:style-name="T37"><text:tab/></text:span><text:span text:style-name="T38"><text:tab/><text:s text:c="3"/></text:span><text:span text:style-name="T39">May 2022 - August 2022</text:span></text:p>
      <text:list text:style-name="WWNum3">
        <text:list-item>
          <text:p text:style-name="P40"><text:span text:style-name="T41">Rebuilt the</text:span><text:span text:style-name="T42"><text:s/>entire</text:span><text:span text:style-name="T43"><text:s/>Bloomberg Businessweek</text:span><text:span text:style-name="T44"><text:s/>homepage</text:span><text:span text:style-name="T45"><text:s/>in NextJS; used by<text:s/></text:span><text:span text:style-name="T46">over<text:s/></text:span><text:span text:style-name="T47">10 million unique monthly users</text:span></text:p>
        </text:list-item>
        <text:list-item>
          <text:p text:style-name="P48"><text:span text:style-name="T49">Worked with senior engineers to design a new system for hydrating and rendering</text:span><text:span text:style-name="T50"><text:s/>all</text:span><text:span text:style-name="T51"><text:s/>content on Bloomberg.com; deployed sitewide to 50 million unique monthly users</text:span><text:span text:style-name="T52"><text:s/>and increased</text:span><text:span text:style-name="T53"><text:s/>client-side</text:span><text:span text:style-name="T54"><text:s/>performance by up to 2.5 times</text:span></text:p>
        </text:list-item>
      </text:list>
      <text:p text:style-name="P55"><text:span text:style-name="T56">NASA SUITS Team Aegis</text:span><text:span text:style-name="T57"><text:s/>- Terrain Team Lead and Engineer</text:span><text:span text:style-name="T58"><text:tab/></text:span><text:span text:style-name="T59"><text:tab/></text:span><text:span text:style-name="T60"><text:tab/></text:span><text:span text:style-name="T61"><text:tab/><text:s text:c="12"/></text:span><text:span text:style-name="T62"><text:tab/></text:span><text:span text:style-name="T63"><text:tab/><text:s text:c="6"/></text:span><text:span text:style-name="T64">January 2022 - Present</text:span></text:p>
      <text:list text:style-name="WWNum3" text:continue-numbering="true">
        <text:list-item>
          <text:p text:style-name="P65"><text:span text:style-name="T66">Serving as<text:s/></text:span><text:span text:style-name="T67">a team<text:s/></text:span><text:span text:style-name="T68">lead of a<text:s/></text:span><text:span text:style-name="T69">70-person</text:span><text:span text:style-name="T70"><text:s/></text:span><text:span text:style-name="T71">group</text:span><text:span text:style-name="T72"><text:s/>selected by NASA to build a</text:span><text:span text:style-name="T73"><text:s/>concept</text:span><text:span text:style-name="T74"><text:s/></text:span><text:span text:style-name="T75">HoloLens</text:span><text:span text:style-name="T76"><text:s/>AR HUD for Lunar moonwalks</text:span></text:p>
        </text:list-item>
        <text:list-item>
          <text:p text:style-name="P77"><text:span text:style-name="T78">Constructing<text:s/></text:span><text:span text:style-name="T79">data processing and visualization pipelines for Lunar terrain with Python, C#, and Unity</text:span></text:p>
        </text:list-item>
        <text:list-item>
          <text:p text:style-name="P80"><text:span text:style-name="T81">Pitched</text:span><text:span text:style-name="T82"><text:s/></text:span><text:span text:style-name="T83">the<text:s/></text:span><text:span text:style-name="T84">finished prototype<text:s/></text:span><text:span text:style-name="T85">directly<text:s/></text:span><text:span text:style-name="T86">to</text:span><text:span text:style-name="T87"><text:s/>a panel of 30</text:span><text:span text:style-name="T88"><text:s/>NASA officials</text:span><text:span text:style-name="T89"><text:s/>and</text:span><text:span text:style-name="T90"><text:s/></text:span><text:span text:style-name="T91">scientists</text:span><text:span text:style-name="T92"><text:s/></text:span><text:span text:style-name="T93">at Houston Space Center</text:span></text:p>
        </text:list-item>
      </text:list>
      <text:p text:style-name="P94"><text:span text:style-name="T95">BodyAI</text:span><text:span text:style-name="T96"><text:s/></text:span><text:span text:style-name="T97">- Software Engineer, Part Time</text:span><text:span text:style-name="T98"><text:tab/></text:span><text:span text:style-name="T99"><text:tab/></text:span><text:span text:style-name="T100"><text:tab/></text:span><text:span text:style-name="T101"><text:tab/><text:s text:c="12"/></text:span><text:span text:style-name="T102"><text:tab/></text:span><text:span text:style-name="T103"><text:tab/><text:s text:c="6"/></text:span><text:span text:style-name="T104"><text:tab/></text:span><text:span text:style-name="T105"><text:s text:c="3"/></text:span><text:span text:style-name="T106"><text:tab/><text:s text:c="3"/></text:span><text:span text:style-name="T107">February</text:span><text:span text:style-name="T108"><text:s/>2022 - Present</text:span></text:p>
      <text:list text:style-name="WWNum3" text:continue-numbering="true">
        <text:list-item>
          <text:p text:style-name="P109">Programming<text:s/>a full stack<text:s/>glucose<text:s/>monitoring app with<text:s/>Typescript,<text:s/>React Native, Node.js, and Firebase</text:p>
        </text:list-item>
        <text:list-item>
          <text:p text:style-name="P110">Managing CI/CD pipelines with<text:s/>GitHub<text:s/>Actions and Heroku for deployment to 3 concurrent platform targets</text:p>
        </text:list-item>
        <text:list-item>
          <text:p text:style-name="P111">Collaborating with a<text:s/>SCRUM<text:s/>team across 2 continents to<text:s/>rapidly ideate and iterate on the core product</text:p>
        </text:list-item>
      </text:list>
      <text:p text:style-name="P112"><text:span text:style-name="T113">USC One World Terrain Project<text:s/></text:span><text:span text:style-name="T114">-<text:s/></text:span><text:span text:style-name="T115">Undergrad Research Fellow</text:span><text:span text:style-name="T116"><text:tab/></text:span><text:span text:style-name="T117"><text:tab/></text:span><text:span text:style-name="T118"><text:tab/><text:s text:c="13"/></text:span><text:span text:style-name="T119"><text:tab/></text:span><text:span text:style-name="T120"><text:tab/></text:span><text:span text:style-name="T121"><text:tab/><text:s text:c="7"/></text:span><text:span text:style-name="T122">August 2021 - Present</text:span></text:p>
      <text:list text:style-name="WWNum3" text:continue-numbering="true">
        <text:list-item>
          <text:p text:style-name="P123"><text:span text:style-name="T124">Developing</text:span><text:span text:style-name="T125"><text:s/>a data augmentation tool<text:s/></text:span><text:span text:style-name="T126">using CUDA, Python, and CloudCompare to triple machine learning dataset coverage for 3D point cloud segmentation techniques</text:span></text:p>
        </text:list-item>
        <text:list-item>
          <text:p text:style-name="P127"><text:span text:style-name="T128">R</text:span><text:span text:style-name="T129">esearching new advancements in segmentation techniques for large-scale terrain mapping with deep learning; to date, have found and presented 12 different academic publications to the team</text:span></text:p>
        </text:list-item>
      </text:list>
      <text:p text:style-name="P130"><text:span text:style-name="T131">USC QED Research Lab<text:s/></text:span><text:span text:style-name="T132">-<text:s/></text:span><text:span text:style-name="T133">Software Engineering Extern</text:span><text:span text:style-name="T134"><text:tab/></text:span><text:span text:style-name="T135"><text:tab/></text:span><text:span text:style-name="T136"><text:tab/></text:span><text:span text:style-name="T137"><text:tab/><text:s text:c="7"/></text:span><text:span text:style-name="T138"><text:tab/><text:s text:c="7"/></text:span><text:span text:style-name="T139"><text:s text:c="8"/></text:span><text:span text:style-name="T140">February 2021 - May 2021</text:span></text:p>
      <text:list text:style-name="WWNum2">
        <text:list-item>
          <text:p text:style-name="P141">Developed Multi-Modal Visualizer, a Python visualization tool for medical time-series data, in 5 weeks</text:p>
        </text:list-item>
        <text:list-item>
          <text:p text:style-name="P142"><text:span text:style-name="T143">Interviewed 6 lab researchers and ensured the tool fulfilled their primary needs</text:span><text:span text:style-name="T144"><text:s/>of data concurrency and legacy support</text:span></text:p>
        </text:list-item>
        <text:list-item>
          <text:p text:style-name="P145"><text:span text:style-name="T146">Configured automated deployment in<text:s/></text:span><text:span text:style-name="T147">Docker and<text:s/></text:span><text:span text:style-name="T148">Kubernetes to remove the need for manual setup</text:span></text:p>
        </text:list-item>
      </text:list>
      <text:p text:style-name="P149"/>
      <text:h text:style-name="P150" text:outline-level="3">Involvement</text:h>
      <text:p text:style-name="P151"><text:span text:style-name="T152">Engineer,<text:s/></text:span><text:span text:style-name="T153">USC Rocket Propulsion Laboratory</text:span><text:span text:style-name="T154"><text:s text:c="9"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/></text:span><text:span text:style-name="T162">November 2021 - Present</text:span></text:p>
      <text:list text:style-name="WWNum5">
        <text:list-item>
          <text:p text:style-name="P163">Building authentication and inventory infrastructure with Java,<text:s/>TypeScript, and Google OAuth; used by over 300 members</text:p>
        </text:list-item>
      </text:list>
      <text:list text:style-name="WWNum5" text:continue-numbering="true">
        <text:list-item>
          <text:p text:style-name="P164">Supporting<text:s/>hands-on integration at<text:s/>semi-annual rocket launch campaigns in the Mojave Desert</text:p>
        </text:list-item>
      </text:list>
      <text:p text:style-name="P165"><text:span text:style-name="T166">Computer Science Mentor,<text:s/></text:span><text:a xlink:href="https://leadersunitedforchange.org/" office:target-frame-name="_top" xlink:show="replace"><text:span text:style-name="T167">Leaders United for Change</text:span></text:a><text:span text:style-name="T168"><text:tab/></text:span><text:span text:style-name="T169"><text:tab/></text:span><text:span text:style-name="T170"><text:tab/><text:s text:c="3"/></text:span><text:span text:style-name="T171"><text:tab/><text:s text:c="12"/></text:span><text:span text:style-name="T172"><text:tab/></text:span><text:span text:style-name="T173"><text:tab/><text:s text:c="6"/></text:span><text:span text:style-name="T174">March 2020-June 2021</text:span></text:p>
      <text:list text:style-name="WWNum6">
        <text:list-item>
          <text:p text:style-name="P175"><text:span text:style-name="T176">Oversaw online Python tutoring sessions through Zoom for over 50 middle school students</text:span></text:p>
        </text:list-item>
        <text:list-item>
          <text:p text:style-name="P177">Wrote and taught a 6-week summer program about Python, HTML, and Machine Learning to 60 students</text:p>
        </text:list-item>
      </text:list>
      <text:p text:style-name="P178"/>
      <text:h text:style-name="P179" text:outline-level="3"><text:span text:style-name="T180">Skills</text:span></text:h>
      <text:list text:style-name="WWNum7">
        <text:list-item>
          <text:p text:style-name="P181"><text:span text:style-name="T182">Python, JavaScript/Typescript, C++, C#, Java</text:span></text:p>
        </text:list-item>
      </text:list>
      <text:list text:style-name="WWNum7" text:continue-numbering="true">
        <text:list-item>
          <text:p text:style-name="P183"><text:span text:style-name="T184">React, NextJS, React Native, Node.js, ExpressJS, TailwindCSS, Storybook, OpenCV, TensorFlow, CUDA, Unity</text:span><text:span text:style-name="T185">, Game</text:span><text:span text:style-name="T186">M</text:span><text:span text:style-name="T187">aker</text:span></text:p>
        </text:list-item>
      </text:list>
      <text:list text:style-name="WWNum7" text:continue-numbering="true">
        <text:list-item>
          <text:p text:style-name="P188"><text:span text:style-name="T189">Linux, Git, Jira, AWS S3/EC2/Elastic Beanstalk, Jenkins, Firebase,</text:span><text:span text:style-name="T190"><text:s/>MongoDB,</text:span><text:span text:style-name="T191"><text:s/>GraphQL</text:span></text:p>
        </text:list-item>
      </text:list>
      <text:p text:style-name="Normal"/>
      <text:h text:style-name="P192" text:outline-level="3">Projects</text:h>
      <text:list text:style-name="WWNum7" text:continue-numbering="true">
        <text:list-item>
          <text:p text:style-name="P193"><text:span text:style-name="T194">Writus<text:s/></text:span><text:span text:style-name="T195">– mobile word search game published on iOS; winner of HackSC 2022</text:span></text:p>
        </text:list-item>
      </text:list>
      <text:list text:style-name="WWNum7" text:continue-numbering="true">
        <text:list-item>
          <text:p text:style-name="P196"><text:span text:style-name="T197">F</text:span><text:span text:style-name="T198">reehandVR</text:span><text:span text:style-name="T199"><text:s/></text:span><text:span text:style-name="T200">– marker-less VR hand-tracking prototype using C#</text:span><text:span text:style-name="T201">,<text:s/></text:span><text:span text:style-name="T202">Python</text:span><text:span text:style-name="T203">, and OpenCV</text:span></text:p>
        </text:list-item>
        <text:list-item>
          <text:p text:style-name="P204"><text:a xlink:href="https://willfarhat.com/#remotion" office:target-frame-name="_top" xlink:show="replace"><text:span text:style-name="T205">ReMotion</text:span></text:a><text:span text:style-name="T206"><text:s/>– 3D positional tracking software for AR game design using Python</text:span><text:span text:style-name="T207"><text:s/>and OpenCV</text:span></text:p>
        </text:list-item>
        <text:list-item>
          <text:p text:style-name="P208"><text:span text:style-name="T209">Emotive<text:s/></text:span><text:span text:style-name="T210">– Emotion-</text:span><text:span text:style-name="T211">tracking</text:span><text:span text:style-name="T212"><text:s/>plugin fo</text:span><text:span text:style-name="T213">r games using React, Python, and TensorFlow</text:span></text:p>
        </text:list-item>
        <text:list-item>
          <text:p text:style-name="P214"><text:span text:style-name="T215">Markov Books</text:span><text:span text:style-name="T216"><text:s/>– procedural book extender using a Java implementation of Markov chains</text:span></text:p>
        </text:list-item>
        <text:list-item>
          <text:p text:style-name="P217"><text:a xlink:href="https://willfarhat.com/#mmomaker" office:target-frame-name="_top" xlink:show="replace"><text:span text:style-name="T218">MMOMaker</text:span></text:a><text:span text:style-name="T219"><text:s/>– open-source</text:span><text:span text:style-name="T220"><text:s/>MMO</text:span><text:span text:style-name="T221"><text:s/>game</text:span><text:span text:style-name="T222"><text:s/>framework for GameMaker Studio 2</text:span></text:p>
        </text:list-item>
        <text:list-item>
          <text:p text:style-name="P223"><text:span text:style-name="T224">Willfarhat.com –</text:span><text:span text:style-name="T225"><text:s text:c="2"/>full-stack website hosted on Linux and built with<text:s/></text:span><text:span text:style-name="T226">NextJS /<text:s/></text:span><text:span text:style-name="T227">React, TypeScript, and Node.js</text:span></text:p>
        </text:list-item>
        <text:list-item>
          <text:p text:style-name="P228"><text:a xlink:href="https://willfarhat.com/#coffeehouse" office:target-frame-name="_top" xlink:show="replace"><text:span text:style-name="T229">Coffeehouse</text:span></text:a><text:span text:style-name="T230"><text:s/>– WebRTC and JavaScript powered conference calling for music sharing and jam sessions</text:span></text:p>
        </text:list-item>
        <text:list-item>
          <text:p text:style-name="P231"><text:span text:style-name="T232">Inc View –</text:span><text:span text:style-name="T233"><text:s/>Node.js video calling web app to connect multiple computers into a geographic camera networ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Calibri" style:font-name-complex="Noto Sans Arabic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Noto Sans Arabic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Calibri" style:font-name-complex="Noto Sans Arabic" fo:color="#1F4D78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-complex="OpenSymbol"/>
    </style:style>
    <style:style style:name="WW_CharLFO9LVL3" style:family="text">
      <style:text-properties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-complex="OpenSymbol"/>
    </style:style>
    <style:style style:name="WW_CharLFO9LVL6" style:family="text">
      <style:text-properties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-complex="OpenSymbol"/>
    </style:style>
    <style:style style:name="WW_CharLFO9LVL9" style:family="text">
      <style:text-properties style:font-name-complex="OpenSymbol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Revision" style:display-name="Revision" style:family="paragraph">
      <style:paragraph-properties fo:widows="2" fo:orphans="2" style:vertical-align="auto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ennifer O'Connor</meta:initial-creator>
    <dc:creator>Will Farhat</dc:creator>
    <meta:creation-date>2022-07-27T18:53:00Z</meta:creation-date>
    <dc:date>2022-07-27T19:28:00Z</dc:date>
    <meta:template xlink:href="Normal.dotm" xlink:type="simple"/>
    <meta:editing-cycles>4</meta:editing-cycles>
    <meta:editing-duration>PT120S</meta:editing-duration>
    <meta:user-defined meta:name="AppVersion">16.0000</meta:user-defined>
    <meta:user-defined meta:name="Company">University of Southern California</meta:user-defined>
    <meta:document-statistic meta:page-count="1" meta:paragraph-count="8" meta:word-count="661" meta:character-count="4422" meta:row-count="31" meta:non-whitespace-character-count="3769"/>
  </office:meta>
</office:document-meta>
</file>